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725cm" fo:break-before="auto" style:use-optimal-row-height="true"/>
    </style:style>
    <style:style style:name="ro10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7T11:07:54.97">
            <text:p>2019/12/27 11:07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7T11:07:55.08">
            <text:p>2019/12/27 11:0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5">
            <text:p>95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4">
            <text:p>4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5T11:42:30.860001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5T11:42:30.860001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6T10:12:08">
            <text:p>2019/12/26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6T10:12:08">
            <text:p>2019/12/26 10:1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7T11:07:55.23">
            <text:p>2019/12/27 11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62cm" draw:caption-point-x="-1.353cm" draw:caption-point-y="2.50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7T11:07:55.34">
            <text:p>2019/12/27 11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7cm" draw:caption-point-x="-1.353cm" draw:caption-point-y="2.30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3">
            <text:p>3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7T11:07:55.45">
            <text:p>2019/12/27 11:0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86" table:formula="of:=CONCATENATE(&quot;sn(&quot;;MAX(range_sn__kb);&quot;)&quot;)" office:value-type="string" office:string-value="sn(53)">
            <text:p>sn(53)</text:p>
          </table:table-cell>
          <table:table-cell table:style-name="ce86" office:value-type="string">
            <text:p>session num</text:p>
          </table:table-cell>
          <table:table-cell table:style-name="ce86" office:value-type="string">
            <text:p>code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memos</text:p>
          </table:table-cell>
          <table:table-cell table:style-name="ce86" office:value-type="string">
            <text:p>file</text:p>
          </table:table-cell>
          <table:table-cell table:style-name="ce86" office:value-type="string">
            <text:p>genre</text:p>
          </table:table-cell>
          <table:table-cell table:style-name="ce86" office:value-type="string">
            <text:p>R=</text:p>
          </table:table-cell>
          <table:table-cell table:style-name="ce86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7" office:value-type="float" office:value="8">
            <text:p>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ar-1</text:p>
          </table:table-cell>
          <table:table-cell table:style-name="ce91"/>
          <table:table-cell table:style-name="ce93" office:value-type="string">
            <text:p>,k.C,notes=1-5-7-8-5+</text:p>
          </table:table-cell>
          <table:table-cell table:style-name="ce96" office:value-type="string">
            <text:p>2019-09-30_17-28-22_000.jpg</text:p>
          </table:table-cell>
          <table:table-cell table:style-name="ce87" office:value-type="string">
            <text:p>arpeggio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c.p.-1</text:p>
          </table:table-cell>
          <table:table-cell table:style-name="ce91"/>
          <table:table-cell table:style-name="ce93" office:value-type="string">
            <text:p>(2),chords=C△-D△-E7 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c.p.</text:p>
          </table:table-cell>
          <table:table-cell table:style-name="ce90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7" office:value-type="float" office:value="34">
            <text:p>3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2.n</text:p>
          </table:table-cell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office:value-type="float" office:value="29">
            <text:p>2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play</text:p>
          </table:table-cell>
          <table:table-cell table:style-name="ce93" office:value-type="string">
            <text:p>play,ch.C=patt-1,ch.D=patt-1,t.70,k.C,memo+</text:p>
          </table:table-cell>
          <table:table-cell table:style-name="ce96"/>
          <table:table-cell table:style-name="ce96" office:value-type="string">
            <text:p>-</text:p>
          </table:table-cell>
          <table:table-cell table:style-name="ce96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2">
            <text:p>3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rev</text:p>
          </table:table-cell>
          <table:table-cell table:style-name="ce95" office:value-type="string">
            <text:p>em=patt-1;p1</text:p>
          </table:table-cell>
          <table:table-cell table:style-name="ce90"/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0">
            <text:p>1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</text:p>
          </table:table-cell>
          <table:table-cell table:style-name="ce91" office:value-type="string">
            <text:p>var</text:p>
          </table:table-cell>
          <table:table-cell table:style-name="ce95" office:value-type="string">
            <text:p>,var,chord=D,memo+</text:p>
          </table:table-cell>
          <table:table-cell table:style-name="ce90" office:value-type="string">
            <text:p>2019-09-30_17-28-22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5">
            <text:p>2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3" office:value-type="string">
            <text:p>,var,chord=C△-&gt;pattern-1;chord=D△-&gt;pattern-1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office:value-type="float" office:value="26">
            <text:p>2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3" office:value-type="string">
            <text:p>,var,chord=C△-&gt;pattern-2;chord=D△-&gt;pattern-2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7" office:value-type="float" office:value="1">
            <text:p>1</text:p>
          </table:table-cell>
          <table:table-cell table:style-name="ce89" office:value-type="string">
            <text:p>f-1</text:p>
          </table:table-cell>
          <table:table-cell table:style-name="ce91"/>
          <table:table-cell table:style-name="ce93" office:value-type="string">
            <text:p>(1),k.C,cp=c.p.-1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office:value-type="float" office:value="33">
            <text:p>3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/>
          <table:table-cell table:style-name="ce87" office:value-type="string">
            <text:p>frase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office:value-type="float" office:value="35">
            <text:p>3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1</text:p>
          </table:table-cell>
          <table:table-cell table:style-name="ce91" office:value-type="string">
            <text:p>rev</text:p>
          </table:table-cell>
          <table:table-cell table:style-name="ce93"/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office:value-type="float" office:value="36">
            <text:p>3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12</text:p>
          </table:table-cell>
          <table:table-cell table:style-name="ce91" office:value-type="string">
            <text:p>n</text:p>
          </table:table-cell>
          <table:table-cell table:style-name="ce93"/>
          <table:table-cell table:style-name="ce96" office:value-type="string">
            <text:p>2019-11-08_15-39-29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office:value-type="float" office:value="37">
            <text:p>3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12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B-melody</text:p>
          </table:table-cell>
          <table:table-cell table:style-name="ce96" office:value-type="string">
            <text:p>2019-11-08_15-39-2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office:value-type="float" office:value="38">
            <text:p>3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3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4_16-11-18_000.mov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office:value-type="float" office:value="40">
            <text:p>4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3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6_16-00-10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office:value-type="float" office:value="39">
            <text:p>3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4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4_16-11-18_000.mov</text:p>
          </table:table-cell>
          <table:table-cell table:style-name="ce87" office:value-type="string">
            <text:p>frase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office:value-type="float" office:value="41">
            <text:p>4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4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-</text:p>
          </table:table-cell>
          <table:table-cell table:style-name="ce96" office:value-type="string">
            <text:p>2019-11-26_16-00-10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8" office:value-type="float" office:value="51">
            <text:p>51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5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patt-1(1).n,t.70,k.C,theme=cp~1-step-up-down;LH-movement,R=2,patt-1(1)-2.n</text:p>
          </table:table-cell>
          <table:table-cell table:style-name="ce96" office:value-type="string">
            <text:p>2019-12-22_18-15-39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,3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52">
            <text:p>52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1(2),orig=fs-1:1224-1,sn=1225-1(f-16),score~,chord=C;Em</text:p>
          </table:table-cell>
          <table:table-cell table:style-name="ce96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8" office:value-type="float" office:value="53">
            <text:p>53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16</text:p>
          </table:table-cell>
          <table:table-cell table:style-name="ce91" office:value-type="string">
            <text:p>patt</text:p>
          </table:table-cell>
          <table:table-cell table:style-name="ce93" office:value-type="string">
            <text:p>patt-2,score+,chord=C;Em</text:p>
          </table:table-cell>
          <table:table-cell table:style-name="ce96" office:value-type="string">
            <text:p>2019-12-25_18-06-51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45">
            <text:p>4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f-2.N,cp=1-5-6m-3m/4-1-4-5,R=1(domino),R=1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7" office:value-type="float" office:value="30">
            <text:p>30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play</text:p>
          </table:table-cell>
          <table:table-cell table:style-name="ce93" office:value-type="string">
            <text:p>play,eigen-memo=p.1_sec-2</text:p>
          </table:table-cell>
          <table:table-cell table:style-name="ce96"/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1">
            <text:p>21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cp=1-5-6m-3m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5">
            <text:p>5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2019-09-29_14-16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7">
            <text:p>47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2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f-2,var,R=2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2">
            <text:p>2</text:p>
          </table:table-cell>
          <table:table-cell table:style-name="ce97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4">
            <text:p>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2</text:p>
          </table:table-cell>
          <table:table-cell table:style-name="ce91"/>
          <table:table-cell table:style-name="ce93" office:value-type="string">
            <text:p>,cp=1-5-6m-3m/4-1-4-5,R=1(domino)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6">
            <text:p>46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f-3.N,th=6th-note,R=4</text:p>
          </table:table-cell>
          <table:table-cell table:style-name="ce96" office:value-type="string">
            <text:p>2019-09-29_14-16-28_000.jpg</text:p>
          </table:table-cell>
          <table:table-cell table:style-name="ce90" office:value-type="string">
            <text:p>frase</text:p>
          </table:table-cell>
          <table:table-cell table:style-name="ce90" office:value-type="float" office:value="4">
            <text:p>4</text:p>
          </table:table-cell>
          <table:table-cell table:style-name="ce97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0">
            <text:p>20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3">
            <text:p>13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 theme=6th</text:p>
          </table:table-cell>
          <table:table-cell table:style-name="ce96" office:value-type="string">
            <text:p>R=3 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7">
            <text:p>17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f-3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 theme=6th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7">
            <text:p>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3</text:p>
          </table:table-cell>
          <table:table-cell table:style-name="ce91"/>
          <table:table-cell table:style-name="ce93" office:value-type="string">
            <text:p>,th=6th-note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1">
            <text:p>11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R=1 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5">
            <text:p>15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4</text:p>
          </table:table-cell>
          <table:table-cell table:style-name="ce91" office:value-type="string">
            <text:p>var</text:p>
          </table:table-cell>
          <table:table-cell table:style-name="ce93"/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9">
            <text:p>9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4</text:p>
          </table:table-cell>
          <table:table-cell table:style-name="ce91"/>
          <table:table-cell table:style-name="ce93" office:value-type="string">
            <text:p>,k.Dm,notes=L3m-1-5-5m+</text:p>
          </table:table-cell>
          <table:table-cell table:style-name="ce96" office:value-type="string">
            <text:p>2019-09-30_17-28-22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9">
            <text:p>1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k.F#m,memo+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2">
            <text:p>12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mov=2019-09-29</text:p>
          </table:table-cell>
          <table:table-cell table:style-name="ce96" office:value-type="string">
            <text:p>R=2 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6">
            <text:p>16</text:p>
          </table:table-cell>
          <table:table-cell table:style-name="ce87" office:value-type="float" office:value="2">
            <text:p>2</text:p>
          </table:table-cell>
          <table:table-cell table:style-name="ce89" office:value-type="string">
            <text:p>f-5</text:p>
          </table:table-cell>
          <table:table-cell table:style-name="ce91" office:value-type="string">
            <text:p>var</text:p>
          </table:table-cell>
          <table:table-cell table:style-name="ce93" office:value-type="string">
            <text:p>,var,mov=2019-09-29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8">
            <text:p>2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6</text:p>
          </table:table-cell>
          <table:table-cell table:style-name="ce91" office:value-type="string">
            <text:p>prac</text:p>
          </table:table-cell>
          <table:table-cell table:style-name="ce93" office:value-type="string">
            <text:p>practice </text:p>
          </table:table-cell>
          <table:table-cell table:style-name="ce96"/>
          <table:table-cell table:style-name="ce87" office:value-type="string">
            <text:p>-</text:p>
          </table:table-cell>
          <table:table-cell table:style-name="ce90"/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3">
            <text:p>23</text:p>
          </table:table-cell>
          <table:table-cell table:style-name="ce87" office:value-type="float" office:value="5">
            <text:p>5</text:p>
          </table:table-cell>
          <table:table-cell table:style-name="ce89" office:value-type="string">
            <text:p>f-6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rev,var,time=0.00~,memo+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4">
            <text:p>14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6</text:p>
          </table:table-cell>
          <table:table-cell table:style-name="ce91"/>
          <table:table-cell table:style-name="ce93" office:value-type="string">
            <text:p>,theme=random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4">
            <text:p>24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f-7</text:p>
          </table:table-cell>
          <table:table-cell table:style-name="ce91" office:value-type="string">
            <text:p>prac</text:p>
          </table:table-cell>
          <table:table-cell table:style-name="ce93" office:value-type="string">
            <text:p>f-6(--&gt; f-7),practice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-</text:p>
          </table:table-cell>
          <table:table-cell table:style-name="ce90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18">
            <text:p>18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7</text:p>
          </table:table-cell>
          <table:table-cell table:style-name="ce91"/>
          <table:table-cell table:style-name="ce93" office:value-type="string">
            <text:p>,theme=random</text:p>
          </table:table-cell>
          <table:table-cell table:style-name="ce96" office:value-type="string">
            <text:p>2019-10-01_17-43-28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2">
            <text:p>22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8</text:p>
          </table:table-cell>
          <table:table-cell table:style-name="ce91"/>
          <table:table-cell table:style-name="ce93" office:value-type="string">
            <text:p>,random</text:p>
          </table:table-cell>
          <table:table-cell table:style-name="ce96" office:value-type="string">
            <text:p>2019-10-02_17-38-13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27">
            <text:p>27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,random</text:p>
          </table:table-cell>
          <table:table-cell table:style-name="ce96" office:value-type="string">
            <text:p>2019-10-03_17-35-54_000.jpg</text:p>
          </table:table-cell>
          <table:table-cell table:style-name="ce87" office:value-type="string">
            <text:p>frase</text:p>
          </table:table-cell>
          <table:table-cell table:style-name="ce90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1">
            <text:p>31</text:p>
          </table:table-cell>
          <table:table-cell table:style-name="ce87" office:value-type="float" office:value="4">
            <text:p>4</text:p>
          </table:table-cell>
          <table:table-cell table:style-name="ce89" office:value-type="string">
            <text:p>f-9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,genre=blues-like</text:p>
          </table:table-cell>
          <table:table-cell table:style-name="ce96"/>
          <table:table-cell table:style-name="ce87" office:value-type="string">
            <text:p>frase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3">
            <text:p>3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m-1</text:p>
          </table:table-cell>
          <table:table-cell table:style-name="ce91"/>
          <table:table-cell table:style-name="ce93" office:value-type="string">
            <text:p>(3) LH.movement-1</text:p>
          </table:table-cell>
          <table:table-cell table:style-name="ce96" office:value-type="string">
            <text:p>2019-09-08_17-42-56_000.jpg</text:p>
          </table:table-cell>
          <table:table-cell table:style-name="ce87" office:value-type="string">
            <text:p>memo</text:p>
          </table:table-cell>
          <table:table-cell table:style-name="ce90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4">
            <text:p>44</text:p>
          </table:table-cell>
          <table:table-cell table:style-name="ce90" office:value-type="float" office:value="3">
            <text:p>3</text:p>
          </table:table-cell>
          <table:table-cell table:style-name="ce89" office:value-type="string">
            <text:p>r-1</text:p>
          </table:table-cell>
          <table:table-cell table:style-name="ce92" office:value-type="string">
            <text:p>n</text:p>
          </table:table-cell>
          <table:table-cell table:style-name="ce93" office:value-type="string">
            <text:p>,cp=1-5-6m-3m/4-1-4-5,k.D,k.F#m,R=3</text:p>
          </table:table-cell>
          <table:table-cell table:style-name="ce96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0" office:value-type="float" office:value="3">
            <text:p>3</text:p>
          </table:table-cell>
          <table:table-cell table:style-name="ce97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2">
            <text:p>42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4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6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3">
            <text:p>43</text:p>
          </table:table-cell>
          <table:table-cell table:style-name="ce90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n-2(1).n,n-2(2).n,n-2(3).n,t.90,score+,k.C</text:p>
          </table:table-cell>
          <table:table-cell table:style-name="ce96" office:value-type="string">
            <text:p>2019-12-19_15-20-59_000.jpg</text:p>
          </table:table-cell>
          <table:table-cell table:style-name="ce88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8">
            <text:p>48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patt</text:p>
          </table:table-cell>
          <table:table-cell table:style-name="ce93" office:value-type="string">
            <text:p>,t.80,score+</text:p>
          </table:table-cell>
          <table:table-cell table:style-name="ce96" office:value-type="string">
            <text:p>2019-12-20_09-11-56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9">
            <text:p>49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3" office:value-type="string">
            <text:p>n-2(3).n,score+,n-2(4),src=k-1219-1:3.50,n-2(4)-2,score+,k.C</text:p>
          </table:table-cell>
          <table:table-cell table:style-name="ce96" office:value-type="string">
            <text:p>2019-12-20_18-00-07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0">
            <text:p>50</text:p>
          </table:table-cell>
          <table:table-cell table:style-name="ce87" office:value-type="float" office:value="1">
            <text:p>1</text:p>
          </table:table-cell>
          <table:table-cell table:style-name="ce89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3" office:value-type="string">
            <text:p>n-2(4)-3.n,score+,n-2(5)-1.n,score+</text:p>
          </table:table-cell>
          <table:table-cell table:style-name="ce96" office:value-type="string">
            <text:p>2019-12-22_18-15-39_000.jpg</text:p>
          </table:table-cell>
          <table:table-cell table:style-name="ce87" office:value-type="string">
            <text:p>-</text:p>
          </table:table-cell>
          <table:table-cell table:style-name="ce90" office:value-type="float" office:value="1">
            <text:p>1</text:p>
          </table:table-cell>
          <table:table-cell table:style-name="ce97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office:value-type="float" office:value="6">
            <text:p>6</text:p>
          </table:table-cell>
          <table:table-cell table:style-name="ce87" office:value-type="float" office:value="3">
            <text:p>3</text:p>
          </table:table-cell>
          <table:table-cell table:style-name="ce89" office:value-type="string">
            <text:p>rs-1</text:p>
          </table:table-cell>
          <table:table-cell table:style-name="ce91"/>
          <table:table-cell table:style-name="ce93" office:value-type="string">
            <text:p>,cp=1-5-6m-3m/4-1-4-5,k.D,k.F#m</text:p>
          </table:table-cell>
          <table:table-cell table:style-name="ce96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90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1"/>
          <table:table-cell table:style-name="ce93"/>
          <table:table-cell table:style-name="ce96"/>
          <table:table-cell table:style-name="ce87"/>
          <table:table-cell table:style-name="ce90"/>
          <table:table-cell table:style-name="ce97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7T11:07:55.66">
            <text:p>2019/12/27 11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849cm" draw:caption-point-x="-1.353cm" draw:caption-point-y="2.50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8)">
            <text:p>sn(38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8" office:value-type="float" office:value="1">
            <text:p>1</text:p>
          </table:table-cell>
          <table:table-cell table:style-name="ce100"/>
          <table:table-cell table:style-name="ce101" office:value-type="string">
            <text:p>f-1</text:p>
          </table:table-cell>
          <table:table-cell table:style-name="ce102"/>
          <table:table-cell table:style-name="ce100" office:value-type="string">
            <text:p>:m music / log / kb / || f-1 patterns chord=C:pattern-1,pattern-2 chord=D:pattern-1,pattern-2</text:p>
          </table:table-cell>
          <table:table-cell table:style-name="ce105" office:value-type="string">
            <text:p>2019-10-03_17-35-28_000.jpg</text:p>
          </table:table-cell>
          <table:table-cell table:style-name="ce99" office:value-type="string">
            <text:p>-</text:p>
          </table:table-cell>
          <table:table-cell table:style-name="ce100" office:value-type="string">
            <text:p>-</text:p>
          </table:table-cell>
          <table:table-cell table:style-name="ce106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8" office:value-type="float" office:value="2">
            <text:p>2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8" office:value-type="float" office:value="3">
            <text:p>3</text:p>
          </table:table-cell>
          <table:table-cell table:style-name="ce100"/>
          <table:table-cell table:style-name="ce101"/>
          <table:table-cell table:style-name="ce103"/>
          <table:table-cell table:style-name="ce100"/>
          <table:table-cell table:style-name="ce105"/>
          <table:table-cell table:style-name="ce98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5" table:number-columns-repeated="2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9" table:number-columns-repeated="2"/>
          <table:table-cell table:style-name="ce101"/>
          <table:table-cell table:style-name="ce104"/>
          <table:table-cell table:style-name="ce100"/>
          <table:table-cell table:style-name="ce105"/>
          <table:table-cell table:style-name="ce99"/>
          <table:table-cell table:style-name="ce100"/>
          <table:table-cell table:style-name="ce10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7T11:07:55.81">
            <text:p>2019/12/27 11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7cm" draw:caption-point-x="-1.353cm" draw:caption-point-y="2.309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13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70"/>
        <table:database-range table:name="range_sn" table:target-range-address="gt.A2:gt.A51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2019/12/27</text:date>, <text:time>11:07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7T11:07:54.58</dc:date>
    <dc:creator>iwabuchi ken</dc:creator>
    <meta:editing-duration>P5DT14H29M29S</meta:editing-duration>
    <meta:editing-cycles>525</meta:editing-cycles>
    <meta:generator>OpenOffice/4.1.3$Win32 OpenOffice.org_project/413m1$Build-9783</meta:generator>
    <meta:document-statistic meta:table-count="7" meta:cell-count="2524" meta:object-count="0"/>
    <meta:user-defined meta:name="sheets-banding"/>
    <meta:user-defined meta:name="sheets-original-selection"/>
  </office:meta>
</office:document-meta>
</file>